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9.885cm"/>
    </style:style>
    <style:style style:name="co6" style:family="table-column">
      <style:table-column-properties fo:break-before="auto" style:column-width="16.087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opixel_LED_Star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3" office:value-type="string" calcext:value-type="string">
            <text:p>Neopixel LED Star –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mp nam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/1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Neopixel_LED_Star:CP_Radial_D10.0mm_P5.0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2, C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opixel_LED_Star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4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opixel_LED_Star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opixel_LED_Star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upply Jack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eopixel_LED_Star:BarrelJack_Horizontal_3.5x1.3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pixel solder points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Neopixel_LED_Star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Neopixel_LED_Sta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opixel_LED_Star:R_1206_3216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Neopixel_LED_Star:SW_PUSH_6mm_H4.3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7533</text:p>
          </table:table-cell>
          <table:table-cell office:value-type="string" calcext:value-type="string">
            <text:p>HT75xx-1-SOT89</text:p>
          </table:table-cell>
          <table:table-cell office:value-type="string" calcext:value-type="string">
            <text:p>Neopixel_LED_Star:SOT-89-3</text:p>
          </table:table-cell>
          <table:table-cell office:value-type="string" calcext:value-type="string">
            <text:p>100mA Low Dropout Voltage Regulator, Fixed Output, SOT8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G031J6M6</text:p>
          </table:table-cell>
          <table:table-cell office:value-type="string" calcext:value-type="string">
            <text:p>Neopixel_LED_Star:SOIC-8_3.9x4.9mm_P1.27mm</text:p>
          </table:table-cell>
          <table:table-cell office:value-type="string" calcext:value-type="string">
            <text:p>ArmÂ® 32-bit CortexÂ®-M0+ CPU, frequency up to 64 MHz, 32kB Flash Memory, 8kB SRA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AHCT1G125QW5-7</text:p>
          </table:table-cell>
          <table:table-cell office:value-type="string" calcext:value-type="string">
            <text:p>Neopixel_LED_Star:SOT-23-5</text:p>
          </table:table-cell>
          <table:table-cell office:value-type="string" calcext:value-type="string">
            <text:p>Single Buffer Gate Tri-State, Low-Voltage CMOS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14:05:10.009000000</dc:date>
    <meta:editing-duration>PT3H10M28S</meta:editing-duration>
    <meta:editing-cycles>7</meta:editing-cycles>
    <meta:generator>LibreOffice/7.3.6.2$Windows_X86_64 LibreOffice_project/c28ca90fd6e1a19e189fc16c05f8f8924961e12e</meta:generator>
    <meta:document-statistic meta:table-count="1" meta:cell-count="79" meta:object-count="0"/>
  </office:meta>
</office:document-meta>
</file>